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ext_20_body" style:list-style-name="L9"/>
    <style:style style:name="P36" style:family="paragraph" style:parent-style-name="Text_20_body" style:list-style-name="L9">
      <style:text-properties style:text-underline-style="none"/>
    </style:style>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paragraph-properties fo:text-align="start" style:justify-single-word="false"/>
      <style:text-properties style:use-window-font-color="true" fo:font-size="9pt" style:font-size-asian="9pt" style:font-size-complex="9pt"/>
    </style:style>
    <style:style style:name="P40" style:family="paragraph" style:parent-style-name="Heading_20_1">
      <style:paragraph-properties fo:margin-top="0.423cm" fo:margin-bottom="0.212cm" fo:keep-with-next="always"/>
      <style:text-properties style:font-name="Arial" style:font-name-asian="Microsoft YaHei" style:font-name-complex="Mangal"/>
    </style:style>
    <style:style style:name="P41" style:family="paragraph" style:parent-style-name="Heading_20_2">
      <style:text-properties style:font-name="Arial" style:font-name-asian="Microsoft YaHei" style:font-name-complex="Mangal"/>
    </style:style>
    <style:style style:name="P42" style:family="paragraph" style:parent-style-name="Heading_20_2">
      <style:text-properties style:font-name-asian="Microsoft YaHei" style:font-name-complex="Mangal"/>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31410452"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31412508"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1451715" text:continue-list="list31410452"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1454853" text:continue-list="list31412508"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31411683"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31428791"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31421895"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31421222"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31430101" text:style-name="L7">
              <text:list-item>
                <text:p text:style-name="P37">'ca' = Català.</text:p>
              </text:list-item>
              <text:list-item>
                <text:p text:style-name="P37">'es' = Castellà.</text:p>
              </text:list-item>
              <text:list-item>
                <text:p text:style-name="P37">'gl' = Gallec.</text:p>
              </text:list-item>
              <text:list-item>
                <text:p text:style-name="P37">'eu' = Basc.</text:p>
              </text:list-item>
              <text:list-item>
                <text:p text:style-name="P37">'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31407144" text:style-name="L8">
              <text:list-item>
                <text:p text:style-name="P38">'01' = Persona física.</text:p>
              </text:list-item>
              <text:list-item>
                <text:p text:style-name="P38">'02' = Persona jurídica.</text:p>
              </text:list-item>
              <text:list-item>
                <text:p text:style-name="P38">'03' = Administració.</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26</dc:date><text:p text:style-name="P43"><text:span text:style-name="T3">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Persona física.</text:p>
            <text:p text:style-name="P19">'2' = Persona jurídica.</text:p>
            <text:p text:style-name="P20">'3' = Administració.</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ext:soft-page-break/>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text:soft-page-break/>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ext:soft-page-break/>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20"/>
          </table:table-cell>
        </table:table-row>
      </table:table>
      <text:h text:style-name="Heading_20_1" text:outline-level="1">Operacions</text:h>
      <text:p text:style-name="Text_20_body">Les operacions exposades per REGWEB v3 per tal de poder integrar-se amb ell són les següents:</text:p>
      <text:list xml:id="list31408681" text:style-name="L9">
        <text:list-item>
          <text:p text:style-name="P35">altaRegistroEntrada. Permet donar d'alta un assentament d'entrada al sistema i per obtenir un número de registre d'entrada.</text:p>
        </text:list-item>
        <text:list-item>
          <text:p text:style-name="P35">anularRegistroEntrada. Permet anular un assentament d'entrada. </text:p>
        </text:list-item>
        <text:list-item>
          <text:p text:style-name="P35">tramitarRegistroEntrada. Permet marcar un assentament com a tramitat.</text:p>
        </text:list-item>
        <text:list-item>
          <text:p text:style-name="P35">obtenerRegistroEntrada. Permet obtenir un assentament d'entrada.</text:p>
        </text:list-item>
        <text:list-item>
          <text:p text:style-name="P35">ObtenerRegistroEntradaID. Permet obtenir un identificador d'un assentament.</text:p>
        </text:list-item>
        <text:list-item>
          <text:p text:style-name="P35">altaRegistroSalida</text:p>
        </text:list-item>
        <text:list-item>
          <text:p text:style-name="P35">anularRegistroSalida.</text:p>
        </text:list-item>
        <text:list-item>
          <text:p text:style-name="P35">obtenerRegistroSalida</text:p>
        </text:list-item>
        <text:list-item>
          <text:p text:style-name="P35">obtenerRegistroSalidaID</text:p>
        </text:list-item>
        <text:list-item>
          <text:p text:style-name="P36">listarTipoAsunto. Permet obtenir un llistat dels tipus d'assumptes definits per l' aplicació. </text:p>
        </text:list-item>
        <text:list-item>
          <text:p text:style-name="P36">listarCodigoAsunto. Permet obtenir un llistat dels codis d'assumptes associats a un tipus d'assumpte.</text:p>
        </text:list-item>
        <text:list-item>
          <text:p text:style-name="P36">listarOrganismos. Permet obtenir els organismes d'una entitat de l'aplicació</text:p>
        </text:list-item>
        <text:list-item>
          <text:p text:style-name="P36">listarLibros. Permet obtenir els llibres d'una entitat de l'aplicació.</text:p>
        </text:list-item>
        <text:list-item>
          <text:p text:style-name="P36">crearPersona. Permet crear una persona a l'aplicació. </text:p>
        </text:list-item>
        <text:list-item>
          <text:p text:style-name="P36">borrarPersona. Permet esborrar una persona de l'aplicació. </text:p>
        </text:list-item>
        <text:list-item>
          <text:p text:style-name="P36">actualizarPersona. Permet actualitzar les dades d'una Persona.</text:p>
        </text:list-item>
        <text:list-item>
          <text:p text:style-name="P36">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ext:soft-page-break/>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text:soft-page-break/>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ext:soft-page-break/>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ext:soft-page-break/>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h text:style-name="Heading_20_2" text:outline-level="2">Operació listarLibros</text:h>
      <text:p text:style-name="Text_20_body">Retorna els llibres d'una entitat.</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usuario</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80">
            <text:p text:style-name="P20">80</text:p>
          </table:table-cell>
          <table:table-cell table:style-name="Tabla17.A4" office:value-type="string">
            <text:p text:style-name="P20">Codi de l'usuari que vol realitzar l'operació</text:p>
          </table:table-cell>
          <table:table-cell table:style-name="Tabla17.F4" office:value-type="string">
            <text:p text:style-name="P21"/>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Cadena</text:p>
          </table:table-cell>
          <table:table-cell table:style-name="Tabla17.C4" office:value-type="float" office:value="1">
            <text:p text:style-name="P15">1</text:p>
          </table:table-cell>
          <table:table-cell table:style-name="Tabla17.A4" office:value-type="string">
            <text:p text:style-name="P15">Var</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ext:soft-page-break/>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40" text:outline-level="1">Wsdl</text:h>
      <text:h text:style-name="P41"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text:soft-page-break/>&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text:soft-page-break/>&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text:soft-page-break/>&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text:soft-page-break/>&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text:soft-page-break/>&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text:soft-page-break/>&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schema&gt;</text:p>
      <text:p text:style-name="P25"><text:s text:c="2"/>&lt;/wsdl:types&gt;</text:p>
      <text:p text:style-name="P25"><text:s text:c="2"/>&lt;wsdl:message name="obtenerRegistroEntrada"&gt;</text:p>
      <text:p text:style-name="P25"><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oft-page-break/><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oft-page-break/><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oft-page-break/><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oft-page-break/><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oft-page-break/><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oft-page-break/><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42"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 text:c="2"/>&lt;wsdl:types&gt;</text:p>
      <text:p text:style-name="P25">&lt;xs:schema attributeFormDefault="unqualified" elementFormDefault="unqualified" 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text:soft-page-break/>&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text:soft-page-break/>&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text:soft-page-break/>&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text:soft-page-break/>&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text:soft-page-break/>&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oft-page-break/><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oft-page-break/><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oft-page-break/><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oft-page-break/><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oft-page-break/><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lt;/wsdl:definitions&gt;</text:p>
      <text:p text:style-name="P25"/>
      <text:h text:style-name="Heading_20_2" text:outline-level="2">Info</text:h>
      <text:p text:style-name="P26">&lt;?xml version='1.0' encoding='UTF-8'?&gt;&lt;wsdl:definitions name="RegWebInfoWsService" targetNamespace="http://info.impl.v3.ws.regweb.caib.es/" xmlns:ns1="http://schemas.xmlsoap.org/wsdl/soap/http" xmlns:soap="http://schemas.xmlsoap.org/wsdl/soap/" 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text:soft-page-break/>&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text:soft-page-break/>&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text:soft-page-break/>&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oft-page-break/><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oft-page-break/><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oft-page-break/><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oft-page-break/><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text:soft-page-break/>&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text:soft-page-break/>&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text:soft-page-break/>&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text:soft-page-break/>&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oft-page-break/><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oft-page-break/><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oft-page-break/><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oft-page-break/><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text:soft-pag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Salas</meta:initial-creator>
    <meta:creation-date>2014-10-10T10:08:28.09</meta:creation-date>
    <dc:date>2015-02-11T11:28:29.47</dc:date>
    <dc:creator>Marilen Gonzalez del Amo</dc:creator>
    <meta:editing-duration>P1DT10H6M46S</meta:editing-duration>
    <meta:editing-cycles>79</meta:editing-cycles>
    <meta:generator>OpenOffice.org/3.3$Win32 OpenOffice.org_project/330m20$Build-9567</meta:generator>
    <meta:printed-by>Eduardo Arrivi</meta:printed-by>
    <meta:print-date>2014-10-15T10:52:16.51</meta:print-date>
    <meta:document-statistic meta:table-count="25" meta:image-count="0" meta:object-count="0" meta:page-count="54" meta:paragraph-count="3060" meta:word-count="8148" meta:character-count="90846"/>
  </office:meta>
</office:document-meta>
</file>